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200000229A6549CFB5379317C.png" manifest:media-type="image/png"/>
  <manifest:file-entry manifest:full-path="Pictures/1000000100000372000002295D87C239BE22C6B3.png" manifest:media-type="image/png"/>
  <manifest:file-entry manifest:full-path="Pictures/100000010000037200000229A06DA19BBDBB86DB.png" manifest:media-type="image/png"/>
  <manifest:file-entry manifest:full-path="Pictures/10000001000003BE00000323093F581528942577.png" manifest:media-type="image/png"/>
  <manifest:file-entry manifest:full-path="Pictures/10000001000003BE000002D888971FF8D978AD97.png" manifest:media-type="image/png"/>
  <manifest:file-entry manifest:full-path="Pictures/10000001000003BE000002D8CFA14AFBF5DE3623.png" manifest:media-type="image/png"/>
  <manifest:file-entry manifest:full-path="Pictures/100000010000037200000229BD81BFD16982F6B1.png" manifest:media-type="image/png"/>
  <manifest:file-entry manifest:full-path="Pictures/10000001000003720000022937C891BE94E241C0.png" manifest:media-type="image/png"/>
  <manifest:file-entry manifest:full-path="Pictures/10000001000003BE000002D874F81001878D95C6.png" manifest:media-type="image/png"/>
  <manifest:file-entry manifest:full-path="Pictures/10000001000003BE000002D821228AA708B1F7D0.png" manifest:media-type="image/png"/>
  <manifest:file-entry manifest:full-path="Pictures/10000001000003BE000002D83305AF0B6B8CB4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919cm" draw:z-index="0"><draw:image xlink:href="Pictures/10000001000003BE000002D83305AF0B6B8CB4A4.png" xlink:type="simple" xlink:show="embed" xlink:actuate="onLoad" draw:mime-type="image/png"/></draw:frame></text:p>
      <text:p text:style-name="Standard"><draw:frame draw:style-name="fr1" draw:name="Image2" text:anchor-type="char" svg:width="17cm" svg:height="12.919cm" draw:z-index="1"><draw:image xlink:href="Pictures/10000001000003BE000002D821228AA708B1F7D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char" svg:width="17cm" svg:height="12.919cm" draw:z-index="2"><draw:image xlink:href="Pictures/10000001000003BE000002D874F81001878D95C6.png" xlink:type="simple" xlink:show="embed" xlink:actuate="onLoad" draw:mime-type="image/png"/></draw:frame><draw:frame draw:style-name="fr1" draw:name="Image4" text:anchor-type="char" svg:width="17cm" svg:height="12.919cm" draw:z-index="3"><draw:image xlink:href="Pictures/10000001000003BE000002D8CFA14AFBF5DE3623.png" xlink:type="simple" xlink:show="embed" xlink:actuate="onLoad" draw:mime-type="image/png"/></draw:frame><draw:frame draw:style-name="fr1" draw:name="Image5" text:anchor-type="char" svg:width="17cm" svg:height="12.919cm" draw:z-index="4"><draw:image xlink:href="Pictures/10000001000003BE000002D888971FF8D978AD97.png" xlink:type="simple" xlink:show="embed" xlink:actuate="onLoad" draw:mime-type="image/png"/></draw:frame></text:p>
      <text:p text:style-name="Standard"><draw:frame draw:style-name="fr2" draw:name="Image6" text:anchor-type="char" svg:x="-0.598cm" svg:y="4.927cm" svg:width="17cm" svg:height="14.249cm" draw:z-index="5"><draw:image xlink:href="Pictures/10000001000003BE00000323093F58152894257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8" text:anchor-type="char" svg:width="17cm" svg:height="10.657cm" draw:z-index="6"><draw:image xlink:href="Pictures/100000010000037200000229A06DA19BBDBB86DB.png" xlink:type="simple" xlink:show="embed" xlink:actuate="onLoad" draw:mime-type="image/png"/></draw:frame></text:p>
      <text:p text:style-name="Standard"><draw:frame draw:style-name="fr1" draw:name="Image7" text:anchor-type="char" svg:width="17cm" svg:height="10.657cm" draw:z-index="7"><draw:image xlink:href="Pictures/10000001000003720000022937C891BE94E241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9" text:anchor-type="char" svg:width="17cm" svg:height="10.657cm" draw:z-index="8"><draw:image xlink:href="Pictures/1000000100000372000002295D87C239BE22C6B3.png" xlink:type="simple" xlink:show="embed" xlink:actuate="onLoad" draw:mime-type="image/png"/></draw:frame><draw:frame draw:style-name="fr1" draw:name="Image10" text:anchor-type="char" svg:width="17cm" svg:height="10.657cm" draw:z-index="9"><draw:image xlink:href="Pictures/100000010000037200000229A6549CFB5379317C.png" xlink:type="simple" xlink:show="embed" xlink:actuate="onLoad" draw:mime-type="image/png"/></draw:frame></text:p>
      <text:p text:style-name="Standard"/>
      <text:p text:style-name="Standard"><draw:frame draw:style-name="fr1" draw:name="Image11" text:anchor-type="char" svg:width="17cm" svg:height="10.657cm" draw:z-index="10"><draw:image xlink:href="Pictures/100000010000037200000229BD81BFD16982F6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8:56:57.458559645</meta:creation-date>
    <meta:generator>LibreOffice/7.3.7.2$Linux_X86_64 LibreOffice_project/30$Build-2</meta:generator>
    <dc:date>2023-09-26T09:58:12.430173983</dc:date>
    <meta:editing-duration>PT1H1M9S</meta:editing-duration>
    <meta:editing-cycles>14</meta:editing-cycles>
    <meta:document-statistic meta:table-count="0" meta:image-count="11" meta:object-count="0" meta:page-count="8" meta:paragraph-count="0" meta:word-count="0" meta:character-count="0" meta:non-whitespace-character-count="0"/>
  </office:meta>
</office:document-meta>
</file>